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68bb5" style:font-weight-asian="bold" style:font-weight-complex="bold"/>
    </style:style>
    <style:style style:name="P3" style:family="paragraph" style:parent-style-name="Standard">
      <style:text-properties fo:font-weight="bold" officeooo:paragraph-rsid="00070202" style:font-weight-asian="bold" style:font-weight-complex="bold"/>
    </style:style>
    <style:style style:name="P4" style:family="paragraph" style:parent-style-name="Standard">
      <style:text-properties fo:font-weight="bold" officeooo:paragraph-rsid="0007fcf3" style:font-weight-asian="bold" style:font-weight-complex="bold"/>
    </style:style>
    <style:style style:name="P5" style:family="paragraph" style:parent-style-name="Standard">
      <style:text-properties fo:color="#0066b3" fo:font-weight="bold" officeooo:rsid="00070202" officeooo:paragraph-rsid="00070202" style:font-weight-asian="bold" style:font-weight-complex="bold"/>
    </style:style>
    <style:style style:name="P6" style:family="paragraph" style:parent-style-name="Standard">
      <style:text-properties fo:color="#0066b3" fo:font-weight="bold" officeooo:rsid="0007fcf3" officeooo:paragraph-rsid="0007fcf3" style:font-weight-asian="bold" style:font-weight-complex="bold"/>
    </style:style>
    <style:style style:name="P7" style:family="paragraph" style:parent-style-name="Standard">
      <style:paragraph-properties fo:margin-top="0cm" fo:margin-bottom="0.499cm" loext:contextual-spacing="false"/>
      <style:text-properties fo:font-weight="bold" officeooo:rsid="00054b0d" officeooo:paragraph-rsid="00054b0d" style:font-weight-asian="bold" style:font-weight-complex="bold"/>
    </style:style>
    <style:style style:name="P8" style:family="paragraph" style:parent-style-name="Text_20_body" style:list-style-name="L2"/>
    <style:style style:name="P9" style:family="paragraph" style:parent-style-name="Text_20_body" style:list-style-name="L1">
      <style:paragraph-properties fo:margin-top="0cm" fo:margin-bottom="0cm" loext:contextual-spacing="false"/>
      <style:text-properties officeooo:paragraph-rsid="00068bb5"/>
    </style:style>
    <style:style style:name="P10" style:family="paragraph" style:parent-style-name="Text_20_body">
      <style:paragraph-properties fo:margin-top="0cm" fo:margin-bottom="0.499cm" loext:contextual-spacing="false"/>
      <style:text-properties officeooo:rsid="00054b0d" officeooo:paragraph-rsid="00054b0d"/>
    </style:style>
    <style:style style:name="P11" style:family="paragraph" style:parent-style-name="Text_20_body" style:list-style-name="L1">
      <style:paragraph-properties fo:margin-top="0cm" fo:margin-bottom="0.499cm" loext:contextual-spacing="false"/>
      <style:text-properties officeooo:rsid="00054b0d" officeooo:paragraph-rsid="00068bb5"/>
    </style:style>
    <style:style style:name="P12" style:family="paragraph" style:parent-style-name="Text_20_body">
      <style:paragraph-properties fo:margin-top="0cm" fo:margin-bottom="0.499cm" loext:contextual-spacing="false"/>
      <style:text-properties officeooo:rsid="00054b0d" officeooo:paragraph-rsid="00068bb5"/>
    </style:style>
    <style:style style:name="P13" style:family="paragraph" style:parent-style-name="Preformatted_20_Text">
      <style:text-properties fo:font-weight="bold" style:font-weight-asian="bold" style:font-weight-complex="bold"/>
    </style:style>
    <style:style style:name="P14" style:family="paragraph" style:parent-style-name="Preformatted_20_Text">
      <style:paragraph-properties fo:margin-top="0cm" fo:margin-bottom="0.499cm" loext:contextual-spacing="false"/>
      <style:text-properties officeooo:rsid="00054b0d" officeooo:paragraph-rsid="00054b0d"/>
    </style:style>
    <style:style style:name="P15" style:family="paragraph" style:parent-style-name="Preformatted_20_Text">
      <style:paragraph-properties fo:margin-top="0cm" fo:margin-bottom="0.499cm" loext:contextual-spacing="false"/>
      <style:text-properties officeooo:rsid="00054b0d" officeooo:paragraph-rsid="00068bb5"/>
    </style:style>
    <style:style style:name="P16" style:family="paragraph" style:parent-style-name="Preformatted_20_Text">
      <style:paragraph-properties fo:margin-top="0cm" fo:margin-bottom="0.499cm" loext:contextual-spacing="false"/>
      <style:text-properties officeooo:paragraph-rsid="00054b0d"/>
    </style:style>
    <style:style style:name="T1" style:family="text">
      <style:text-properties fo:font-weight="bold"/>
    </style:style>
    <style:style style:name="T2" style:family="text">
      <style:text-properties fo:font-style="italic" fo:font-weight="bold"/>
    </style:style>
    <style:style style:name="T3" style:family="text">
      <style:text-properties fo:font-style="italic" fo:font-weight="bold" officeooo:rsid="00054b0d"/>
    </style:style>
    <style:style style:name="T4" style:family="text">
      <style:text-properties fo:color="#0066b3"/>
    </style:style>
    <style:style style:name="T5" style:family="text">
      <style:text-properties fo:color="#0066b3" officeooo:rsid="00068bb5"/>
    </style:style>
    <style:style style:name="T6" style:family="text">
      <style:text-properties fo:color="#0066b3" officeooo:rsid="00070202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5">T005. TIPOS MIME</text:p>
      <text:p text:style-name="P7">BUSCAR Y ANOTAR DEFINICION DE WIKIPEDIA</text:p>
      <text:p text:style-name="P12"><text:span text:style-name="T2">Multipurpose Internet Mail Extensions</text:span> o <text:span text:style-name="T1">MIME</text:span> (en español "extensiones multipropósito de correo de internet") son una serie de convenciones o especificaciones dirigidas al intercambio a través de <text:a xlink:type="simple" xlink:href="https://es.wikipedia.org/wiki/Internet" text:style-name="Internet_20_link" text:visited-style-name="Visited_20_Internet_20_Link">Internet</text:a> de todo tipo de archivos (texto, audio, vídeo, etc.) de forma transparente para el usuario. Una parte importante del MIME está dedicada a mejorar las posibilidades de transferencia de texto en distintos idiomas y alfabetos. En sentido general las extensiones de MIME van encaminadas a soportar: </text:p>
      <text:list xml:id="list3817887009" text:style-name="L1">
        <text:list-item>
          <text:p text:style-name="P9">Texto en conjuntos de caracteres distintos de <text:a xlink:type="simple" xlink:href="https://es.wikipedia.org/wiki/Código_ASCII" text:style-name="Internet_20_link" text:visited-style-name="Visited_20_Internet_20_Link">US-ASCII</text:a>; </text:p>
        </text:list-item>
        <text:list-item>
          <text:p text:style-name="P9">adjuntos que no son de tipo texto; </text:p>
        </text:list-item>
        <text:list-item>
          <text:p text:style-name="P9">cuerpos de mensajes con múltiples partes (multi-part); </text:p>
        </text:list-item>
        <text:list-item>
          <text:p text:style-name="P11">información de encabezados con conjuntos de caracteres distintos de ASCII.</text:p>
        </text:list-item>
      </text:list>
      <text:p text:style-name="P1">BUSCAR UN RFC DONDE SE LISTEN LOS TIPOS MIME</text:p>
      <text:p text:style-name="P1"><text:a xlink:type="simple" xlink:href="https://www.iana.org/assignments/media-types/media-types.xhtml" text:style-name="Internet_20_link" text:visited-style-name="Visited_20_Internet_20_Link">https://www.iana.org/assignments/media-types/media-types.xhtml</text:a></text:p>
      <text:p text:style-name="P1"/>
      <text:p text:style-name="P1"/>
      <text:p text:style-name="P1">BUSCAR 3 EJEMPLOS DE TIPOS MIME</text:p>
      <text:p text:style-name="P1"><text:span text:style-name="Source_20_Text"><text:span text:style-name="T4">text/plain</text:span></text:span></text:p>
      <text:p text:style-name="P1"><text:span text:style-name="Source_20_Text"><text:span text:style-name="T4">application/octet-stream</text:span></text:span></text:p>
      <text:p text:style-name="P2"><text:span text:style-name="Source_20_Text"><text:span text:style-name="T5">image/</text:span></text:span><text:span text:style-name="Source_20_Text"><text:span text:style-name="T6">jpg</text:span></text:span></text:p>
      <text:p text:style-name="P1"><text:span text:style-name="Source_20_Text"><text:span text:style-name="T4"/></text:span></text:p>
      <text:p text:style-name="P1"><text:span text:style-name="Source_20_Text"/></text:p>
      <text:p text:style-name="P1">¿CUAL ES EL TIPO MIME PARA UNA IMAGEN PNG?</text:p>
      <text:p text:style-name="P3"><text:span text:style-name="Source_20_Text"><text:span text:style-name="T5">image/png</text:span></text:span></text:p>
      <text:p text:style-name="P1">¿CUALES SON LOS TIPOS MIME RELACIONADOS CON HTML?</text:p>
      <text:p text:style-name="P1"/>
      <text:p text:style-name="P5">Text, image, audio, video, application.</text:p>
      <text:p text:style-name="P1"/>
      <text:p text:style-name="P1">IDEM PARA UN FICHERO ZIP</text:p>
      <text:p text:style-name="P1"/>
      <text:p text:style-name="P13"><text:span text:style-name="Source_20_Text"><text:span text:style-name="T4">application/zip, application/octet-stream, application/x-zip-compressed, multipart/x-zip</text:span></text:span></text:p>
      <text:p text:style-name="P1"/>
      <text:p text:style-name="P4">USANDO LAS HERRAMIENTAS DEL DESARROLLADOR DE UN NAVEGADOR (EJ: FIREFOX) ANOTAR LOS TIPOS DE CONTENIDO (MIME) QUE ADMITE EL CLIENTE WEB SEGUN LAS CABECERAS DE PETICION. </text:p>
      <text:p text:style-name="P6">Accept</text:p>
      <text:p text:style-name="P6"/>
      <text:p text:style-name="P4">IDEM CON EL SERVIDOR Y LAS CABECERAS DE RESPUESTA</text:p>
      <text:p text:style-name="P6">Content-type </text:p>
      <text:p text:style-name="P1"/>
      <text:p text:style-name="P14"/>
      <text:p text:style-name="P16"><text:span text:style-name="T3"/></text:p>
      <text:p text:style-name="P14"><text:a xlink:type="simple" xlink:href="https://tools.ietf.org/html/rfc2045#page-8" text:style-name="Internet_20_link" text:visited-style-name="Visited_20_Internet_20_Link"/></text:p>
      <text:p text:style-name="P14"><text:soft-page-break/></text:p>
      <text:p text:style-name="P14"/>
      <text:p text:style-name="P1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20:17:13.869072478</meta:creation-date>
    <dc:date>2018-10-11T21:17:26.784586292</dc:date>
    <meta:editing-duration>PT29M21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2" meta:paragraph-count="23" meta:word-count="207" meta:character-count="1445" meta:non-whitespace-character-count="1259"/>
  </office:meta>
</office:document-meta>
</file>